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" style:family="paragraph" style:parent-style-name="Standard" style:list-style-name="L1"/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2a00ff"/>
    </style:style>
    <style:style style:name="T5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8" style:family="text">
      <style:text-properties fo:color="#0000c0"/>
    </style:style>
    <style:style style:name="T9" style:family="tex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ocument on Session Variables used in Student Profile Website</text:p>
      <text:p text:style-name="P1"/>
      <text:p text:style-name="P1">Session variables set:</text:p>
      <text:list xml:id="list7941358731" text:style-name="L1">
        <text:list-item>
          <text:p text:style-name="P5">user</text:p>
        </text:list-item>
        <text:list-item>
          <text:p text:style-name="P5">student</text:p>
          <text:p text:style-name="P5"/>
        </text:list-item>
      </text:list>
      <text:p text:style-name="P1"><text:tab/>Example:</text:p>
      <text:p text:style-name="P2"><text:tab/><text:tab/>UserModel user = (UserModel) ActionContext.<text:span text:style-name="T1">getContext</text:span>()</text:p>
      <text:p text:style-name="P3"><text:span text:style-name="T2"><text:tab/><text:tab/><text:tab/><text:tab/>.getSession().get(</text:span><text:span text:style-name="T4">"user"</text:span><text:span text:style-name="T2">);</text:span></text:p>
      <text:p text:style-name="P2"><text:tab/><text:tab/>StudentModel student = (StudentModel) ActionContext.<text:span text:style-name="T1">getContext</text:span>()</text:p>
      <text:p text:style-name="P4"><text:span text:style-name="T3"><text:tab/><text:tab/><text:tab/><text:tab/>.getSession().get(</text:span><text:span text:style-name="T5">"student"</text:span><text:span text:style-name="T3">);</text:span></text:p>
      <text:p text:style-name="Standard"/>
      <text:p text:style-name="P1">How to know if currently logged in user is admin or student</text:p>
      <text:p text:style-name="P3"><text:span text:style-name="T2"><text:tab/><text:tab/>user.getRole().equals(</text:span><text:span text:style-name="T4">"admin"</text:span><text:span text:style-name="T2">); //if this exprn is true, admin</text:span></text:p>
      <text:p text:style-name="P3"><text:span text:style-name="T2"><text:tab/><text:tab/>user.getRole().equals(</text:span><text:span text:style-name="T4">"student"</text:span><text:span text:style-name="T2">); //if this exprn is true, student</text:span></text:p>
      <text:p text:style-name="Standard"/>
      <text:p text:style-name="Standard"><text:tab/><text:span text:style-name="T10">Note:</text:span> if the user is an admin but not a student, then the operation</text:p>
      <text:p text:style-name="P2">StudentModel student = (StudentModel) ActionContext.<text:span text:style-name="T1">getContext</text:span>()</text:p>
      <text:p text:style-name="P4"><text:span text:style-name="T3"><text:tab/><text:tab/><text:tab/><text:tab/>.getSession().get(</text:span><text:span text:style-name="T5">"student"</text:span><text:span text:style-name="T3">);</text:span></text:p>
      <text:p text:style-name="Standard">will result student = null</text:p>
      <text:p text:style-name="Standard"/>
      <text:p text:style-name="P1">What details can you get from StudentModel?</text:p>
      <text:p text:style-name="P3"><text:span text:style-name="T6"><text:tab/>private</text:span><text:span text:style-name="T2"> Integer </text:span><text:span text:style-name="T8">stuID</text:span><text:span text:style-name="T2">;</text:span></text:p>
      <text:p text:style-name="P3"><text:span text:style-name="T2"><text:tab/></text:span><text:span text:style-name="T6">private</text:span><text:span text:style-name="T2"> String </text:span><text:span text:style-name="T8">stuName</text:span><text:span text:style-name="T2">;</text:span></text:p>
      <text:p text:style-name="P3"><text:span text:style-name="T2"><text:tab/></text:span><text:span text:style-name="T6">private</text:span><text:span text:style-name="T2"> File </text:span><text:span text:style-name="T8">stuPhoto</text:span><text:span text:style-name="T2">;</text:span></text:p>
      <text:p text:style-name="P3"><text:span text:style-name="T2"><text:tab/></text:span><text:span text:style-name="T6">private</text:span><text:span text:style-name="T2"> Timer </text:span><text:span text:style-name="T8">stuLoggedIn</text:span><text:span text:style-name="T2">;</text:span></text:p>
      <text:p text:style-name="P3"><text:span text:style-name="T2"><text:tab/></text:span><text:span text:style-name="T6">private</text:span><text:span text:style-name="T2"> String </text:span><text:span text:style-name="T8">stuRollNo</text:span><text:span text:style-name="T2">;</text:span></text:p>
      <text:p text:style-name="P4"><text:span text:style-name="T3"><text:tab/></text:span><text:span text:style-name="T7">private</text:span><text:span text:style-name="T3"> Date </text:span><text:span text:style-name="T9">stuDOB</text:span><text:span text:style-name="T3">;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2-13T01:36:40</meta:creation-date>
    <dc:date>2013-02-13T02:14:12</dc:date>
    <dc:creator>Sridhar J</dc:creator>
    <meta:editing-duration>PT6M32S</meta:editing-duration>
    <meta:editing-cycles>21</meta:editing-cycles>
    <meta:generator>LibreOffice/3.5$Linux_x86 LibreOffice_project/350m1$Build-2</meta:generator>
    <meta:document-statistic meta:table-count="0" meta:image-count="0" meta:object-count="0" meta:page-count="1" meta:paragraph-count="23" meta:word-count="105" meta:character-count="860" meta:non-whitespace-character-count="752"/>
  </office:meta>
</office:document-meta>
</file>